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paragraph-rsid="000b6e61"/>
    </style:style>
    <style:style style:name="P2" style:family="paragraph" style:parent-style-name="Heading_20_1">
      <style:text-properties officeooo:paragraph-rsid="000b6e61"/>
    </style:style>
    <style:style style:name="P3" style:family="paragraph" style:parent-style-name="Preformatted_20_Text">
      <style:text-properties fo:color="#00ff00" officeooo:paragraph-rsid="000b6e61"/>
    </style:style>
    <style:style style:name="P4" style:family="paragraph" style:parent-style-name="Preformatted_20_Text">
      <style:text-properties fo:color="#c9211e" style:font-name="Lucida Console" fo:font-size="9pt" officeooo:rsid="0021f357" officeooo:paragraph-rsid="000f7560" fo:background-color="#ffffff" style:font-size-asian="9pt"/>
    </style:style>
    <style:style style:name="P5" style:family="paragraph" style:parent-style-name="Preformatted_20_Text">
      <style:text-properties fo:color="#c9211e" officeooo:paragraph-rsid="000b6e61"/>
    </style:style>
    <style:style style:name="P6" style:family="paragraph" style:parent-style-name="Preformatted_20_Text">
      <style:text-properties fo:color="#c9211e" officeooo:paragraph-rsid="000d2c9c"/>
    </style:style>
    <style:style style:name="P7" style:family="paragraph" style:parent-style-name="Preformatted_20_Text">
      <style:text-properties officeooo:rsid="001753ea" officeooo:paragraph-rsid="000b6e61"/>
    </style:style>
    <style:style style:name="P8" style:family="paragraph" style:parent-style-name="Preformatted_20_Text">
      <style:text-properties officeooo:rsid="001753ea" officeooo:paragraph-rsid="000d2c9c"/>
    </style:style>
    <style:style style:name="P9" style:family="paragraph" style:parent-style-name="Preformatted_20_Text">
      <style:text-properties officeooo:rsid="001753ea" officeooo:paragraph-rsid="000ef5e6"/>
    </style:style>
    <style:style style:name="P10" style:family="paragraph" style:parent-style-name="Preformatted_20_Text">
      <style:text-properties officeooo:paragraph-rsid="000b6e61"/>
    </style:style>
    <style:style style:name="P11" style:family="paragraph" style:parent-style-name="Preformatted_20_Text">
      <style:text-properties officeooo:paragraph-rsid="000ef5e6"/>
    </style:style>
    <style:style style:name="P12" style:family="paragraph" style:parent-style-name="Preformatted_20_Text">
      <style:text-properties officeooo:paragraph-rsid="000f7560"/>
    </style:style>
    <style:style style:name="P13" style:family="paragraph" style:parent-style-name="Heading_20_2">
      <style:text-properties officeooo:paragraph-rsid="000b6e61"/>
    </style:style>
    <style:style style:name="P14" style:family="paragraph" style:parent-style-name="Heading_20_2">
      <style:text-properties officeooo:paragraph-rsid="000ef5e6"/>
    </style:style>
    <style:style style:name="P15" style:family="paragraph" style:parent-style-name="Standard">
      <style:text-properties officeooo:rsid="001753ea" officeooo:paragraph-rsid="000b6e61"/>
    </style:style>
    <style:style style:name="P16" style:family="paragraph" style:parent-style-name="Standard">
      <style:text-properties officeooo:rsid="001753ea" officeooo:paragraph-rsid="000ef5e6"/>
    </style:style>
    <style:style style:name="P17" style:family="paragraph" style:parent-style-name="Standard">
      <style:text-properties fo:color="#111111" fo:font-weight="bold" officeooo:rsid="001b501b" officeooo:paragraph-rsid="000b6e61" style:font-weight-asian="bold" style:font-weight-complex="bold"/>
    </style:style>
    <style:style style:name="P18" style:family="paragraph" style:parent-style-name="Standard">
      <style:text-properties fo:color="#00ff00" officeooo:rsid="001753ea" officeooo:paragraph-rsid="000b6e61"/>
    </style:style>
    <style:style style:name="P19" style:family="paragraph" style:parent-style-name="Standard">
      <style:text-properties fo:color="#00ff00" officeooo:paragraph-rsid="000b6e61"/>
    </style:style>
    <style:style style:name="P20" style:family="paragraph" style:parent-style-name="Standard">
      <style:text-properties officeooo:rsid="001c599a" officeooo:paragraph-rsid="000b6e61"/>
    </style:style>
    <style:style style:name="P21" style:family="paragraph" style:parent-style-name="Standard">
      <style:text-properties officeooo:rsid="0019397d" officeooo:paragraph-rsid="000b6e61"/>
    </style:style>
    <style:style style:name="P22" style:family="paragraph" style:parent-style-name="Standard">
      <style:text-properties officeooo:paragraph-rsid="000b6e61"/>
    </style:style>
    <style:style style:name="P23" style:family="paragraph" style:parent-style-name="Standard">
      <style:text-properties fo:color="#000000" fo:font-weight="bold" officeooo:rsid="001b501b" officeooo:paragraph-rsid="000b6e61" style:font-weight-asian="bold" style:font-weight-complex="bold"/>
    </style:style>
    <style:style style:name="P24" style:family="paragraph" style:parent-style-name="Standard">
      <style:text-properties fo:color="#000000" fo:font-weight="bold" officeooo:rsid="001b501b" officeooo:paragraph-rsid="000ef5e6" style:font-weight-asian="bold" style:font-weight-complex="bold"/>
    </style:style>
    <style:style style:name="P25" style:family="paragraph" style:parent-style-name="Standard">
      <style:text-properties fo:color="#000000" officeooo:paragraph-rsid="000d2c9c"/>
    </style:style>
    <style:style style:name="P26" style:family="paragraph" style:parent-style-name="Standard">
      <style:text-properties fo:color="#000000" officeooo:rsid="0019397d" officeooo:paragraph-rsid="000b6e61"/>
    </style:style>
    <style:style style:name="P27" style:family="paragraph" style:parent-style-name="Standard">
      <style:text-properties fo:color="#000000" officeooo:rsid="0019397d" officeooo:paragraph-rsid="000ef5e6"/>
    </style:style>
    <style:style style:name="P28" style:family="paragraph" style:parent-style-name="Standard">
      <style:text-properties officeooo:paragraph-rsid="000d2c9c"/>
    </style:style>
    <style:style style:name="P29" style:family="paragraph" style:parent-style-name="Standard">
      <style:text-properties officeooo:paragraph-rsid="000ef5e6"/>
    </style:style>
    <style:style style:name="P30" style:family="paragraph" style:parent-style-name="Standard">
      <style:text-properties officeooo:rsid="000f7560" officeooo:paragraph-rsid="000f7560"/>
    </style:style>
    <style:style style:name="P31" style:family="paragraph" style:parent-style-name="Text_20_body">
      <style:text-properties officeooo:rsid="001753ea" officeooo:paragraph-rsid="000b6e61"/>
    </style:style>
    <style:style style:name="T1" style:family="text">
      <style:text-properties officeooo:rsid="001c0e23"/>
    </style:style>
    <style:style style:name="T2" style:family="text">
      <style:text-properties officeooo:rsid="001c599a"/>
    </style:style>
    <style:style style:name="T3" style:family="text">
      <style:text-properties officeooo:rsid="001753ea"/>
    </style:style>
    <style:style style:name="T4" style:family="text">
      <style:text-properties officeooo:rsid="0021f357"/>
    </style:style>
    <style:style style:name="T5" style:family="text">
      <style:text-properties fo:color="#00ff00" officeooo:rsid="001753ea"/>
    </style:style>
    <style:style style:name="T6" style:family="text">
      <style:text-properties style:font-name="Lucida Console" fo:font-size="9pt" officeooo:rsid="001dfe3f" fo:background-color="#ffffff" loext:char-shading-value="0" style:font-size-asian="9pt"/>
    </style:style>
    <style:style style:name="T7" style:family="text">
      <style:text-properties style:font-name="Lucida Console" fo:font-size="9pt" officeooo:rsid="000d2c9c" fo:background-color="#ffffff" loext:char-shading-value="0" style:font-size-asian="9pt"/>
    </style:style>
    <style:style style:name="T8" style:family="text">
      <style:text-properties officeooo:rsid="001c6c17"/>
    </style:style>
    <style:style style:name="T9" style:family="text">
      <style:text-properties officeooo:rsid="0019397d"/>
    </style:style>
    <style:style style:name="T10" style:family="text">
      <style:text-properties officeooo:rsid="001dfe3f"/>
    </style:style>
    <style:style style:name="T11" style:family="text">
      <style:text-properties fo:color="#c9211e" style:font-name="Lucida Console" fo:font-size="9pt" officeooo:rsid="0021f357" fo:background-color="#ffffff" loext:char-shading-value="0" style:font-size-asian="9pt"/>
    </style:style>
    <style:style style:name="T12" style:family="text">
      <style:text-properties officeooo:rsid="001f4575"/>
    </style:style>
    <style:style style:name="T13" style:family="text">
      <style:text-properties officeooo:rsid="0019c334"/>
    </style:style>
    <style:style style:name="T14" style:family="text">
      <style:text-properties officeooo:rsid="00210308"/>
    </style:style>
    <style:style style:name="T15" style:family="text">
      <style:text-properties fo:color="#81d41a"/>
    </style:style>
    <style:style style:name="T16" style:family="text">
      <style:text-properties officeooo:rsid="000b6e61"/>
    </style:style>
    <style:style style:name="T17" style:family="text">
      <style:text-properties fo:color="#000000"/>
    </style:style>
    <style:style style:name="T18" style:family="text">
      <style:text-properties fo:color="#000000" officeooo:rsid="000b6e61"/>
    </style:style>
    <style:style style:name="T19" style:family="text">
      <style:text-properties fo:color="#000000" style:font-name="Lucida Console" fo:font-size="9pt" fo:background-color="#ffffff" loext:char-shading-value="0" style:font-size-asian="9pt"/>
    </style:style>
    <style:style style:name="T20" style:family="text">
      <style:text-properties fo:color="#000000" style:font-name="Lucida Console" fo:font-size="9pt" officeooo:rsid="000d2c9c" fo:background-color="#ffffff" loext:char-shading-value="0" style:font-size-asian="9pt"/>
    </style:style>
    <style:style style:name="T21" style:family="text">
      <style:text-properties fo:color="#000000" style:font-name="Lucida Console" fo:font-size="9pt" officeooo:rsid="001753ea" fo:background-color="#ffffff" loext:char-shading-value="0" style:font-size-asian="9pt"/>
    </style:style>
    <style:style style:name="T22" style:family="text">
      <style:text-properties fo:color="#000000" style:font-name="Lucida Console" fo:font-size="9pt" officeooo:rsid="000ef5e6" fo:background-color="#ffffff" loext:char-shading-value="0" style:font-size-asian="9pt"/>
    </style:style>
    <style:style style:name="T23" style:family="text">
      <style:text-properties fo:color="#000000" style:font-name="Lucida Console" fo:font-size="9pt" officeooo:rsid="000f7560" fo:background-color="#ffffff" loext:char-shading-value="0" style:font-size-asian="9pt"/>
    </style:style>
    <style:style style:name="T24" style:family="text">
      <style:text-properties fo:color="#000000" style:font-name="Lucida Console" fo:font-size="9pt" officeooo:rsid="0021f357" fo:background-color="#ffffff" loext:char-shading-value="0" style:font-size-asian="9pt"/>
    </style:style>
    <style:style style:name="T25" style:family="text">
      <style:text-properties fo:color="#000000" officeooo:rsid="000d2c9c"/>
    </style:style>
    <style:style style:name="T26" style:family="text">
      <style:text-properties fo:color="#000000" officeooo:rsid="000f7560"/>
    </style:style>
    <style:style style:name="T27" style:family="text">
      <style:text-properties officeooo:rsid="000d2c9c"/>
    </style:style>
    <style:style style:name="T28" style:family="text">
      <style:text-properties officeooo:rsid="000ef5e6"/>
    </style:style>
    <style:style style:name="T29" style:family="text">
      <style:text-properties officeooo:rsid="000f75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ite de Test para <text:span text:style-name="T16">Calculadora</text:span></text:p>
      <text:p text:style-name="P15"/>
      <text:p text:style-name="P15">versión: 0,1</text:p>
      <text:p text:style-name="P15"/>
      <text:h text:style-name="P2" text:outline-level="1">Fundamentos de la suite de prueba</text:h>
      <text:p text:style-name="P15">Evaluar el funcionamiento del programa <text:span text:style-name="T16">Calculadora</text:span></text:p>
      <text:p text:style-name="P15"/>
      <text:h text:style-name="P2" text:outline-level="1">Check List</text:h>
      <text:p text:style-name="P15">Ejecutar la siguientes pruebas en el programa <text:span text:style-name="T16">Calculadora</text:span>, Ejecutar todas las pruebas en un terminal Git Bash.</text:p>
      <text:p text:style-name="P15"/>
      <text:h text:style-name="P13" text:outline-level="2"><text:span text:style-name="T3">0</text:span>- Testear Funcionamiento de <text:span text:style-name="T2">Java</text:span></text:h>
      <text:p text:style-name="P15">Fundamentos: verificar la versión de java instalada en la Terminal</text:p>
      <text:p text:style-name="P15"/>
      <text:p text:style-name="P10"><text:tab/>java -version</text:p>
      <text:p text:style-name="P15"/>
      <text:p text:style-name="P15">Se requiere java versión 8 o sup, ideal 17</text:p>
      <text:p text:style-name="P15"/>
      <text:p text:style-name="P17">Respuest<text:span text:style-name="T2">a: ok</text:span></text:p>
      <text:p text:style-name="P15"/>
      <text:h text:style-name="P2" text:outline-level="1">1- Compilar programa</text:h>
      <text:p text:style-name="P31">Fundamentos: Verificar que el programa compile sin errores</text:p>
      <text:p text:style-name="P10"><text:tab/><text:span text:style-name="T4">java Calculadora.java </text:span></text:p>
      <text:p text:style-name="P10"/>
      <text:p text:style-name="P15">No se esperan errores en consola</text:p>
      <text:p text:style-name="P17">Respuesta</text:p>
      <text:h text:style-name="P13" text:outline-level="2">2- Testear Programa sin parámetros</text:h>
      <text:p text:style-name="P15">Fundamentos: verificar el funcionamiento del programa sin argumentos de entrada.</text:p>
      <text:p text:style-name="P15"/>
      <text:p text:style-name="P10"><text:tab/><text:span text:style-name="T16">Java Calculadora.java</text:span></text:p>
      <text:p text:style-name="P15"/>
      <text:p text:style-name="P15">Se espera un aviso de ingreso de parámetros.</text:p>
      <text:p text:style-name="P17">Respuesta</text:p>
      <text:h text:style-name="P13" text:outline-level="2">3- Testear Programa con un parámetro de entrada <text:span text:style-name="T16">sin el signo de operación</text:span></text:h>
      <text:p text:style-name="P15"/>
      <text:p text:style-name="P15">Fundamentos: Verificar ingreso de parámetros incorrectos</text:p>
      <text:p text:style-name="P15"/>
      <text:p text:style-name="P28"><text:span text:style-name="T5"><text:tab/></text:span><text:span text:style-name="T18">java Calculadora.java 10 </text:span></text:p>
      <text:p text:style-name="P28"><text:soft-page-break/><text:span text:style-name="T2">Se espera no dejar continuar al usuario hasta que indique el segundo parámetro o un aviso de ingreso de parámetros</text:span></text:p>
      <text:p text:style-name="P17">Respuesta:</text:p>
      <text:h text:style-name="P13" text:outline-level="2"><text:span text:style-name="T16">4</text:span>- Testear Programa con un parámetro de entrada <text:span text:style-name="T27">y el signo de operación</text:span></text:h>
      <text:p text:style-name="P15"/>
      <text:p text:style-name="P15">Fundamentos: Verificar ingreso de parámetros incorrectos</text:p>
      <text:p text:style-name="P18"/>
      <text:p text:style-name="P3"><text:tab/><text:span text:style-name="T18">java Calculadora.java 10 +</text:span></text:p>
      <text:p text:style-name="P10"><text:tab/><text:span text:style-name="T18">java Calculadora.java 10 -</text:span></text:p>
      <text:p text:style-name="P3"><text:span text:style-name="T18"><text:tab/>java Calculadora.java 10 *</text:span></text:p>
      <text:p text:style-name="P3"><text:span text:style-name="T18"><text:tab/>java Calculadora.java 10 /</text:span></text:p>
      <text:p text:style-name="P20">Se espera <text:span text:style-name="T8">no dejar continuar al usuario hasta que indique el segundo parámetro o un aviso de ingreso de parámetros</text:span></text:p>
      <text:p text:style-name="P17">Respuesta: <text:s/></text:p>
      <text:h text:style-name="P13" text:outline-level="2">3- Testear Programa con <text:span text:style-name="T16">dos</text:span> parámetro<text:span text:style-name="T9">s</text:span> de entrada</text:h>
      <text:p text:style-name="P15"/>
      <text:p text:style-name="P15">Fundamentos: Verificar ingreso de parámetros incorrectos</text:p>
      <text:p text:style-name="P15"/>
      <text:p text:style-name="P10"><text:tab/><text:span text:style-name="T18">java Calculadora.java 10 + 20</text:span></text:p>
      <text:p text:style-name="P10"><text:span text:style-name="T18"><text:tab/>java Calculadora.java 10 - 20</text:span></text:p>
      <text:p text:style-name="P10"><text:span text:style-name="T18"><text:tab/>java Calculadora.java 10 * 20</text:span></text:p>
      <text:p text:style-name="P10"><text:span text:style-name="T18"><text:tab/>java Calculadora.java 10 / 20</text:span></text:p>
      <text:p text:style-name="P15"/>
      <text:p text:style-name="P21">Se espera <text:span text:style-name="T8">el cálculo</text:span> de <text:span text:style-name="T16">los dos números según</text:span> los parámetros de entrada</text:p>
      <text:p text:style-name="P23">Respuesta: </text:p>
      <text:h text:style-name="P13" text:outline-level="2"><text:span text:style-name="T9">4</text:span>- Testear Programa con <text:span text:style-name="T9">tres o más</text:span> parámetro<text:span text:style-name="T9">s</text:span> de entrada</text:h>
      <text:p text:style-name="P15"/>
      <text:p text:style-name="P15">Fundamentos: Verificar ingreso de parámetros incorrectos</text:p>
      <text:p text:style-name="P19"><text:span text:style-name="T6"><text:tab/></text:span></text:p>
      <text:p text:style-name="P25"><text:span text:style-name="T7"><text:tab/>java Calculadora.java 10+20+</text:span></text:p>
      <text:p text:style-name="P7"><text:tab/><text:span text:style-name="T27">java Calculadora.java 10+20+30</text:span></text:p>
      <text:p text:style-name="P8"><text:tab/><text:span text:style-name="T20">java Calculadora.java 10+20-</text:span></text:p>
      <text:p text:style-name="P8"><text:tab/><text:span text:style-name="T27">java Calculadora.java 10+20-30</text:span></text:p>
      <text:p text:style-name="P8"><text:tab/></text:p>
      <text:p text:style-name="P21">Se espera <text:span text:style-name="T10">el cálculo de los primeros dos números</text:span></text:p>
      <text:p text:style-name="P17">Respuesta: </text:p>
      <text:p text:style-name="P15"/>
      <text:h text:style-name="P13" text:outline-level="2"><text:span text:style-name="T9">5</text:span>- Testear Programa con parámetro<text:span text:style-name="T9">s</text:span> <text:span text:style-name="T9">de entr</text:span>ada <text:span text:style-name="T9">no numéricos</text:span></text:h>
      <text:p text:style-name="P15"/>
      <text:p text:style-name="P15">Fundamentos: Verificar ingreso de parámetros incorrectos</text:p>
      <text:p text:style-name="P15"/>
      <text:p text:style-name="P5"><text:tab/><text:span text:style-name="T25">java Calculadora.java m</text:span></text:p>
      <text:p text:style-name="P6"><text:span text:style-name="T25"><text:tab/>java Calculadora.java m+1</text:span></text:p>
      <text:p text:style-name="P6"><text:span text:style-name="T25"><text:tab/>java Calculadora.java 1+m</text:span></text:p>
      <text:p text:style-name="P6"><text:span text:style-name="T25"><text:tab/>java Calculadora.java m+m</text:span></text:p>
      <text:p text:style-name="P6"><text:span text:style-name="T25"><text:tab/>java Calculadora.java m+m+m</text:span></text:p>
      <text:p text:style-name="P6"><text:span text:style-name="T25"><text:tab/><text:tab/></text:span></text:p>
      <text:p text:style-name="P7"/>
      <text:p text:style-name="P21">Se espera un aviso de error de parámetros de entrada</text:p>
      <text:p text:style-name="P23"><text:soft-page-break/>Respuesta: </text:p>
      <text:h text:style-name="P13" text:outline-level="2"><text:span text:style-name="T9">6</text:span>- Testear Programa con parámetro<text:span text:style-name="T9">s</text:span> <text:span text:style-name="T9">de entr</text:span>ada <text:span text:style-name="T9">no entero</text:span></text:h>
      <text:p text:style-name="P15"/>
      <text:p text:style-name="P15">Fundamentos: Verificar ingreso de parámetros incorrectos</text:p>
      <text:p text:style-name="P15"/>
      <text:p text:style-name="P22"><text:span text:style-name="T3"><text:tab/>java Calculadora.java 10.0+7.0</text:span></text:p>
      <text:p text:style-name="P29"><text:span text:style-name="T3"><text:tab/>java Calculadora.java 10.5+7</text:span></text:p>
      <text:p text:style-name="P29"><text:tab/><text:span text:style-name="T3">java Calculadora.java 10+7.5</text:span></text:p>
      <text:p text:style-name="P29"><text:tab/></text:p>
      <text:p text:style-name="P7"/>
      <text:p text:style-name="P21">Se espera <text:span text:style-name="T12">el cálculo según los parámetros de entrada</text:span></text:p>
      <text:p text:style-name="P23">Respuesta: <text:s/></text:p>
      <text:h text:style-name="P13" text:outline-level="2"><text:span text:style-name="T13">7</text:span>- Testear Programa con parámetro<text:span text:style-name="T9">s</text:span> <text:span text:style-name="T9">de entr</text:span>ada <text:span text:style-name="T9">neutros</text:span></text:h>
      <text:p text:style-name="P15"/>
      <text:p text:style-name="P15">Fundamentos: Verificar ingreso de parámetros <text:span text:style-name="T1">neutros</text:span></text:p>
      <text:p text:style-name="P15"/>
      <text:p text:style-name="P11"><text:span text:style-name="T15"><text:tab/></text:span><text:span text:style-name="T21">java Calculadora.java 0+</text:span><text:span text:style-name="T22">9</text:span></text:p>
      <text:p text:style-name="P11"><text:span text:style-name="T22"><text:tab/></text:span><text:span text:style-name="T21">java Calculadora.java 0+</text:span><text:span text:style-name="T22">0</text:span></text:p>
      <text:p text:style-name="P11"><text:span text:style-name="T22"><text:tab/></text:span><text:span text:style-name="T21">java Calculadora.java 0.</text:span><text:span text:style-name="T22">0+0.0</text:span></text:p>
      <text:p text:style-name="P7"/>
      <text:p text:style-name="P26">Se esper<text:span text:style-name="T14">a un mensaje de aviso de parámetro inválido</text:span></text:p>
      <text:p text:style-name="P23">Respuesta:</text:p>
      <text:p text:style-name="P23"/>
      <text:h text:style-name="P14" text:outline-level="2"><text:span text:style-name="T28">8</text:span>- Testear Programa con <text:span text:style-name="T28">división por cero</text:span></text:h>
      <text:p text:style-name="P16"/>
      <text:p text:style-name="P16">Fundamentos: Verifi<text:span text:style-name="T28">car que el programa cumpla con las propiedades de la división</text:span></text:p>
      <text:p text:style-name="P16"/>
      <text:p text:style-name="P11"><text:span text:style-name="T15"><text:tab/></text:span><text:span text:style-name="T21">java Calculadora.java </text:span><text:span text:style-name="T22">10/0</text:span></text:p>
      <text:p text:style-name="P11"><text:span text:style-name="T22"><text:tab/></text:span><text:span text:style-name="T21">java Calculadora.java </text:span><text:span text:style-name="T22">0/0</text:span></text:p>
      <text:p text:style-name="P11"><text:span text:style-name="T22"><text:tab/></text:span><text:span text:style-name="T21">java Calculadora.java </text:span><text:span text:style-name="T22">1.5/0</text:span></text:p>
      <text:p text:style-name="P9"/>
      <text:p text:style-name="P27">Se esper<text:span text:style-name="T14">a un mensaje de error</text:span></text:p>
      <text:p text:style-name="P24">Respuesta:</text:p>
      <text:p text:style-name="P24"/>
      <text:h text:style-name="P14" text:outline-level="2"><text:span text:style-name="T29">9</text:span>- Testear Programa con <text:span text:style-name="T28">cero como numerador</text:span></text:h>
      <text:p text:style-name="P16"/>
      <text:p text:style-name="P16">Fundamentos: Verifi<text:span text:style-name="T28">car que el programa cumpla con las propiedades de la división</text:span></text:p>
      <text:p text:style-name="P16"/>
      <text:p text:style-name="P11"><text:span text:style-name="T15"><text:tab/></text:span><text:span text:style-name="T21">java Calculadora.java </text:span><text:span text:style-name="T23">0</text:span><text:span text:style-name="T22">/</text:span><text:span text:style-name="T23">2</text:span></text:p>
      <text:p text:style-name="P11"><text:span text:style-name="T22"/></text:p>
      <text:p text:style-name="P27">Se esper<text:span text:style-name="T14">a que el resultado retorne 0</text:span></text:p>
      <text:p text:style-name="P24">Respuesta:</text:p>
      <text:h text:style-name="P13" text:outline-level="2"><text:span text:style-name="T29">10</text:span>- Testear Programa con parámetro<text:span text:style-name="T9">s</text:span> <text:span text:style-name="T9">de entr</text:span>ada <text:span text:style-name="T9">negativos</text:span></text:h>
      <text:p text:style-name="P15"/>
      <text:p text:style-name="P15">Fundamentos: Verificar ingreso de parámetros incorrectos</text:p>
      <text:p text:style-name="P15"><text:tab/></text:p>
      <text:p text:style-name="P22"><text:span text:style-name="T3"><text:tab/></text:span></text:p>
      <text:p text:style-name="P30"><text:tab/><text:span text:style-name="T21">java Calculadora.java </text:span><text:span text:style-name="T19">-10+10</text:span></text:p>
      <text:p text:style-name="P30"><text:soft-page-break/><text:span text:style-name="T19"><text:tab/></text:span><text:span text:style-name="T21">java Calculadora.java </text:span><text:span text:style-name="T19">-10-10</text:span></text:p>
      <text:p text:style-name="P30"><text:span text:style-name="T19"><text:tab/></text:span><text:span text:style-name="T21">java Calculadora.java </text:span><text:span text:style-name="T19">-10+10</text:span></text:p>
      <text:p text:style-name="P30"><text:span text:style-name="T19"><text:tab/></text:span><text:span text:style-name="T21">java Calculadora.java <text:s/></text:span><text:span text:style-name="T19">10-10</text:span></text:p>
      <text:p text:style-name="P30"><text:span text:style-name="T19"><text:tab/></text:span><text:span text:style-name="T21">java Calculadora.java </text:span><text:span text:style-name="T19">-10–-10</text:span></text:p>
      <text:p text:style-name="P30"><text:span text:style-name="T19"><text:tab/></text:span><text:span text:style-name="T21">java Calculadora.java </text:span><text:span text:style-name="T19">-10*-10</text:span></text:p>
      <text:p text:style-name="P30"><text:span text:style-name="T19"><text:tab/></text:span><text:span text:style-name="T21">java Calculadora.java </text:span><text:span text:style-name="T19">-10/-10</text:span></text:p>
      <text:p text:style-name="P30"><text:span text:style-name="T19"><text:tab/></text:span></text:p>
      <text:p text:style-name="P30"><text:span text:style-name="T19"/></text:p>
      <text:p text:style-name="P30"><text:span text:style-name="T19"/></text:p>
      <text:p text:style-name="P30">Se espera la resolución de la operación conforme a los parámetros de entrada</text:p>
      <text:p text:style-name="P23">Respuesta: </text:p>
      <text:h text:style-name="P13" text:outline-level="2"><text:span text:style-name="T29">11</text:span>- Testear Programa <text:span text:style-name="T9">con desbordamiento en números enteros</text:span></text:h>
      <text:p text:style-name="P15"/>
      <text:p text:style-name="P15">Fundamentos: Verificar ingreso de parámetros incorrectos</text:p>
      <text:p text:style-name="P15"/>
      <text:p text:style-name="P12"><text:span text:style-name="T24"><text:tab/></text:span><text:span text:style-name="T23">java Calculadora.java </text:span><text:span text:style-name="T24">70000000</text:span><text:span text:style-name="T23">+</text:span><text:span text:style-name="T24">70000000</text:span><text:tab/></text:p>
      <text:p text:style-name="P4"><text:tab/><text:span text:style-name="T26">java Calculadora.java -</text:span><text:span text:style-name="T17">70000000</text:span><text:span text:style-name="T26">-</text:span><text:span text:style-name="T17">70000000</text:span></text:p>
      <text:p text:style-name="P4"><text:span text:style-name="T17"><text:tab/></text:span><text:span text:style-name="T26">java Calculadora.java </text:span><text:span text:style-name="T17">70000000</text:span><text:span text:style-name="T26">*</text:span><text:span text:style-name="T17">70000000</text:span></text:p>
      <text:p text:style-name="P4"><text:span text:style-name="T17"><text:tab/></text:span><text:span text:style-name="T26">java Calculadora.java </text:span><text:span text:style-name="T17">70000000</text:span><text:span text:style-name="T26">/</text:span><text:span text:style-name="T17">70000000<text:tab/><text:tab/></text:span><text:tab/><text:tab/></text:p>
      <text:p text:style-name="P21">Se espera <text:span text:style-name="T29">el resultado de la operación</text:span></text:p>
      <text:p text:style-name="P23">Respuesta: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2:48:32.725000000</meta:creation-date>
    <dc:date>2022-10-24T13:31:11.475000000</dc:date>
    <meta:editing-duration>PT10M36S</meta:editing-duration>
    <meta:editing-cycles>1</meta:editing-cycles>
    <meta:document-statistic meta:table-count="0" meta:image-count="0" meta:object-count="0" meta:page-count="4" meta:paragraph-count="111" meta:word-count="554" meta:character-count="3978" meta:non-whitespace-character-count="3463"/>
    <meta:generator>LibreOffice/5.3.4.2$Windows_X86_64 LibreOffice_project/f82d347ccc0be322489bf7da61d7e4ad13fe2ff3</meta:generator>
  </office:meta>
</office:document-meta>
</file>